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list-style-name="L1">
      <style:text-properties officeooo:rsid="0009ee70" officeooo:paragraph-rsid="0009ee70"/>
    </style:style>
    <style:style style:name="P11" style:family="paragraph" style:parent-style-name="Text_20_body" style:list-style-name="L2">
      <style:text-properties officeooo:rsid="000ee8e5" officeooo:paragraph-rsid="000ee8e5"/>
    </style:style>
    <style:style style:name="P12" style:family="paragraph" style:parent-style-name="Text_20_body" style:list-style-name="L4">
      <style:text-properties officeooo:rsid="000ee8e5" officeooo:paragraph-rsid="000ee8e5"/>
    </style:style>
    <style:style style:name="P13" style:family="paragraph" style:parent-style-name="Text_20_body" style:list-style-name="L5">
      <style:text-properties officeooo:rsid="000ee8e5" officeooo:paragraph-rsid="000ee8e5"/>
    </style:style>
    <style:style style:name="P14" style:family="paragraph" style:parent-style-name="Text_20_body" style:list-style-name="L5">
      <style:text-properties officeooo:rsid="000ee8e5" officeooo:paragraph-rsid="002b4759"/>
    </style:style>
    <style:style style:name="P15" style:family="paragraph" style:parent-style-name="Text_20_body" style:list-style-name="L6">
      <style:text-properties officeooo:rsid="000ee8e5" officeooo:paragraph-rsid="000ee8e5"/>
    </style:style>
    <style:style style:name="P16" style:family="paragraph" style:parent-style-name="Text_20_body" style:list-style-name="L9">
      <style:text-properties officeooo:rsid="000ee8e5" officeooo:paragraph-rsid="000ee8e5"/>
    </style:style>
    <style:style style:name="P17" style:family="paragraph" style:parent-style-name="Text_20_body" style:list-style-name="L3">
      <style:text-properties officeooo:rsid="000ecb12" officeooo:paragraph-rsid="000ecb12"/>
    </style:style>
    <style:style style:name="P18" style:family="paragraph" style:parent-style-name="Text_20_body" style:list-style-name="L4">
      <style:text-properties officeooo:rsid="000ecb12" officeooo:paragraph-rsid="000ee8e5"/>
    </style:style>
    <style:style style:name="P19" style:family="paragraph" style:parent-style-name="Text_20_body" style:list-style-name="L4">
      <style:text-properties officeooo:rsid="000ecb12" officeooo:paragraph-rsid="00470475"/>
    </style:style>
    <style:style style:name="P20" style:family="paragraph" style:parent-style-name="Text_20_body" style:list-style-name="L3">
      <style:text-properties officeooo:rsid="0011e543" officeooo:paragraph-rsid="0011e543"/>
    </style:style>
    <style:style style:name="P21" style:family="paragraph" style:parent-style-name="Text_20_body" style:list-style-name="L7">
      <style:text-properties officeooo:rsid="00334eea" officeooo:paragraph-rsid="00351636"/>
    </style:style>
    <style:style style:name="P22" style:family="paragraph" style:parent-style-name="Text_20_body" style:list-style-name="L7">
      <style:text-properties officeooo:rsid="00334eea" officeooo:paragraph-rsid="00334eea"/>
    </style:style>
    <style:style style:name="P23" style:family="paragraph" style:parent-style-name="Text_20_body" style:list-style-name="L8">
      <style:text-properties officeooo:rsid="0035cb36" officeooo:paragraph-rsid="0035cb36"/>
    </style:style>
    <style:style style:name="P24" style:family="paragraph" style:parent-style-name="Text_20_body" style:list-style-name="L9">
      <style:text-properties officeooo:paragraph-rsid="003f6545"/>
    </style:style>
    <style:style style:name="P25" style:family="paragraph" style:parent-style-name="Text_20_body" style:list-style-name="L9">
      <style:text-properties officeooo:rsid="003c308c" officeooo:paragraph-rsid="006885cf"/>
    </style:style>
    <style:style style:name="P26" style:family="paragraph" style:parent-style-name="Text_20_body" style:list-style-name="L9">
      <style:text-properties officeooo:rsid="003fcd70" officeooo:paragraph-rsid="003fcd70"/>
    </style:style>
    <style:style style:name="P27" style:family="paragraph" style:parent-style-name="Heading_20_1">
      <style:text-properties officeooo:paragraph-rsid="0035cb36"/>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T33" style:family="text">
      <style:text-properties officeooo:rsid="005c3d79"/>
    </style:style>
    <style:style style:name="T34" style:family="text">
      <style:text-properties officeooo:rsid="005de508"/>
    </style:style>
    <style:style style:name="T35" style:family="text">
      <style:text-properties officeooo:rsid="005fd18e"/>
    </style:style>
    <style:style style:name="T36" style:family="text">
      <style:text-properties officeooo:rsid="00653550"/>
    </style:style>
    <style:style style:name="T37" style:family="text">
      <style:text-properties officeooo:rsid="003f6545"/>
    </style:style>
    <style:style style:name="T38" style:family="text">
      <style:text-properties officeooo:rsid="0066fa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227_1057113203" text:style-name="Index_20_Link" text:visited-style-name="Index_20_Link">Intro<text:tab/></text:a></text:p>
          <text:p text:style-name="P28"><text:a xlink:type="simple" xlink:href="#__RefHeading___Toc229_1057113203" text:style-name="Index_20_Link" text:visited-style-name="Index_20_Link">The Simple Truth – There is NO Speed of Light at all<text:tab/></text:a></text:p>
          <text:p text:style-name="P28"><text:a xlink:type="simple" xlink:href="#__RefHeading___Toc231_1057113203" text:style-name="Index_20_Link" text:visited-style-name="Index_20_Link">The Properties of Light<text:tab/></text:a></text:p>
          <text:p text:style-name="P28"><text:a xlink:type="simple" xlink:href="#__RefHeading___Toc233_1057113203" text:style-name="Index_20_Link" text:visited-style-name="Index_20_Link">How does GPS Localization Radar and Radar Speed Guns Work then if Speed of Light Cannot be Measured?<text:tab/></text:a></text:p>
          <text:p text:style-name="P28"><text:a xlink:type="simple" xlink:href="#__RefHeading___Toc235_1057113203" text:style-name="Index_20_Link" text:visited-style-name="Index_20_Link">Information Theory – Shining up the Light and How Fast Information can be Transmitted<text:tab/></text:a></text:p>
          <text:p text:style-name="P28"><text:a xlink:type="simple" xlink:href="#__RefHeading___Toc237_1057113203" text:style-name="Index_20_Link" text:visited-style-name="Index_20_Link">Wave-Particle Dualism of Light<text:tab/></text:a></text:p>
          <text:p text:style-name="P28"><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3">H</text:span>ow could that be? <text:span text:style-name="T33">I</text:span>f the universe had a beginning what had there been before? <text:span text:style-name="T33">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5">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Poincare and Lorentz made significant contributions on the ground of the assumption speed of light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scientific method, an experiment should be made to measure the speed.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a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dualism, the nature of </text:span><text:soft-page-break/><text:span text:style-name="T3">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1346754703334897660" text:style-name="L1">
        <text:list-item>
          <text:p text:style-name="P10">Frequency</text:p>
        </text:list-item>
        <text:list-item>
          <text:p text:style-name="P10">Amplitude</text:p>
        </text:list-item>
        <text:list-item>
          <text:p text:style-name="P10">Phase</text:p>
        </text:list-item>
        <text:list-item>
          <text:p text:style-name="P10">Polarisation</text:p>
        </text:list-item>
        <text:list-item>
          <text:p text:style-name="P10">Angular Frequency (Omega=2Pi*f)</text:p>
        </text:list-item>
      </text:list>
      <text:p text:style-name="P5">Some derived properties of these are:</text:p>
      <text:list xml:id="list5601836532941514988" text:style-name="L2">
        <text:list-item>
          <text:p text:style-name="P11">Energy</text:p>
        </text:list-item>
        <text:list-item>
          <text:p text:style-name="P11">Intensity</text:p>
        </text:list-item>
        <text:list-item>
          <text:p text:style-name="P11">And many more</text:p>
        </text:list-item>
      </text:list>
      <text:p text:style-name="P3">Also there is various prominent observations with electromagnet waves:</text:p>
      <text:list xml:id="list6123322964683961564" text:style-name="L3">
        <text:list-item>
          <text:p text:style-name="P17">Wave Interference</text:p>
        </text:list-item>
        <text:list-item>
          <text:p text:style-name="P17">Phase Shift</text:p>
        </text:list-item>
        <text:list-item>
          <text:p text:style-name="P20">Frequency Shift</text:p>
        </text:list-item>
        <text:list-item>
          <text:p text:style-name="P17">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o </text:span>the “special relativity theory” and the assumption of a property of “speed of light” which it relies upon. In fact, every single equation which <text:span text:style-name="T21">refers to a</text:span> property <text:span text:style-name="T21">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7">Imagine a “standing wave”, since there is no propagation speed of light, being transmitted by the radar gun or GPS satellite:</text:p>
      <text:list xml:id="list6875897911893641481" text:style-name="L4">
        <text:list-item>
          <text:p text:style-name="P18"><text:span text:style-name="T29">The</text:span> electromagnet wave is transmitted</text:p>
        </text:list-item>
        <text:list-item>
          <text:p text:style-name="P19">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18">The wave and it’s reflection INTERFERE, <text:span text:style-name="T30">also instantaniously</text:span></text:p>
        </text:list-item>
        <text:list-item>
          <text:p text:style-name="P12">This interference <text:span text:style-name="T24">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28051697210863501" text:style-name="L5">
        <text:list-item>
          <text:p text:style-name="P13"><text:span text:style-name="T9">T</text:span>he phase of the reflected wave shifts according to <text:span text:style-name="T25">target’s</text:span> position</text:p>
        </text:list-item>
        <text:list-item>
          <text:p text:style-name="P13">And the resulting signal measured due to wave interference pattern changes <text:span text:style-name="T10">(pulsing)</text:span></text:p>
        </text:list-item>
        <text:list-item>
          <text:p text:style-name="P14">And the interference <text:span text:style-name="T11">pulsing </text:span>speed <text:span text:style-name="T12">indicates</text:span> the speed of the moving target</text:p>
        </text:list-item>
        <text:list-item>
          <text:p text:style-name="P13">Which, again, is not related to a non-existent property of speed of light</text:p>
        </text:list-item>
      </text:list>
      <text:p text:style-name="P5">To estimate the location of a target with GPS satellite signals:</text:p>
      <text:list xml:id="list428670977777000559" text:style-name="L6">
        <text:list-item>
          <text:p text:style-name="P15">Again interference pattern of a wave and its reflection <text:span text:style-name="T13">is</text:span> measured</text:p>
        </text:list-item>
        <text:list-item>
          <text:p text:style-name="P15"><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doppler effect”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8">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2829458766882530636" text:style-name="L7">
        <text:list-item>
          <text:p text:style-name="P21">Perfect Dirac impulse and occupied frequency band of it: an instant <text:span text:style-name="T27">zero-time </text:span>impulse would occupy <text:span text:style-name="T18">infinite</text:span> bandwidth</text:p>
        </text:list-item>
      </text:list>
      <text:p text:style-name="P8">&lt;insert formulas&gt;</text:p>
      <text:list xml:id="list174824942301537" text:continue-numbering="true" text:style-name="L7">
        <text:list-item>
          <text:p text:style-name="P22">Fourier analysis of a perfect rectangular signal would occupy <text:span text:style-name="T18">infinite</text:span> bandwidth</text:p>
        </text:list-item>
      </text:list>
      <text:p text:style-name="P8">&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3969935100172622959" text:style-name="L8">
        <text:list-item>
          <text:p text:style-name="P23">Particle character is equivalent to Pi number… there is no half oscillation. Oscillation (electromagnetic waves) may loose energy <text:span text:style-name="T34">with</text:span> declining amplitude or declining frequency.</text:p>
        </text:list-item>
        <text:list-item>
          <text:p text:style-name="P23">Planck constant is equivalent to Pi number… but it is a scalar value</text:p>
        </text:list-item>
        <text:list-item>
          <text:p text:style-name="P23">Angular frequency Omega=2Pi*f is equivalent to the expression E=h*f → Energy is a scalar value also</text:p>
        </text:list-item>
        <text:list-item>
          <text:p text:style-name="P23">Light is an electromagnetic wave</text:p>
        </text:list-item>
      </text:list>
      <text:h text:style-name="P27" text:outline-level="1"><text:bookmark-start text:name="__RefHeading___Toc239_1057113203"/>Reasoning<text:bookmark-end text:name="__RefHeading___Toc239_1057113203"/></text:h>
      <text:list xml:id="list7349979062619297653" text:style-name="L9">
        <text:list-item>
          <text:p text:style-name="P16">Nuclear Technology</text:p>
        </text:list-item>
        <text:list-item>
          <text:p text:style-name="P16">Military Radar and Data Transmission Systems</text:p>
        </text:list-item>
        <text:list-item>
          <text:p text:style-name="P16">Religious Big Bang Universe, no big bang, no god who created it</text:p>
        </text:list-item>
        <text:list-item>
          <text:p text:style-name="P25">No doppler effect frequency shift <text:span text:style-name="T20">with EM-waves;</text:span> no <text:a xlink:type="simple" xlink:href="https://en.wikipedia.org/wiki/Redshift" text:style-name="Internet_20_link" text:visited-style-name="Visited_20_Internet_20_Link">red shift</text:a>, no expanding big bang universe; electromagnetic wave<text:span text:style-name="T20">s</text:span> can and do <text:span text:style-name="Emphasis">interfere</text:span> with dust and matter <text:span text:style-name="T38">and </text:span><text:span text:style-name="Emphasis"><text:span text:style-name="T38">loose energy</text:span></text:span><text:span text:style-name="T38"> due to that, either by specific wave-lenghts being filtered, declining amplitude, or decreased frequency</text:span> <text:span text:style-name="T20">(</text:span><text:a xlink:type="simple" xlink:href="https://en.wikipedia.org/wiki/Norman_Foster_Ramsey_Jr." text:style-name="Internet_20_link" text:visited-style-name="Visited_20_Internet_20_Link"><text:span text:style-name="T20">Norman Ramsey</text:span></text:a><text:span text:style-name="T20"> contributor to atomic clock development, </text:span><text:a xlink:type="simple" xlink:href="https://en.wikipedia.org/wiki/Arthur_Compton" text:style-name="Internet_20_link" text:visited-style-name="Visited_20_Internet_20_Link"><text:span text:style-name="T20">Arthur Compton</text:span></text:a><text:span text:style-name="T20"> contributor to </text:span><text:a xlink:type="simple" xlink:href="https://en.wikipedia.org/wiki/Manhattan_Project" text:style-name="Internet_20_link" text:visited-style-name="Visited_20_Internet_20_Link"><text:span text:style-name="T20">Manhattan Project</text:span></text:a><text:span text:style-name="T20">)</text:span> <text:span text:style-name="T36">which is proven with experiments and technical </text:span><text:soft-page-break/><text:span text:style-name="T36">applications; this</text:span> is why there is red-shift observed <text:span text:style-name="T38">but not an assumed “doppler effect” which would apply to </text:span><text:a xlink:type="simple" xlink:href="https://en.wikipedia.org/wiki/Sound" text:style-name="Internet_20_link" text:visited-style-name="Visited_20_Internet_20_Link"><text:span text:style-name="T38">sound waves</text:span></text:a><text:span text:style-name="T38"> which contrary to </text:span><text:a xlink:type="simple" xlink:href="https://en.wikipedia.org/wiki/Electromagnetic_radiation" text:style-name="Internet_20_link" text:visited-style-name="Visited_20_Internet_20_Link"><text:span text:style-name="T38">electromagnetic “radiation”</text:span></text:a><text:span text:style-name="T38"> have a property of propagation speed</text:span>; compare <text:span text:style-name="T36">that </text:span>with the sunset and light being shifted to red if distance of sunlight to percolate atmosphere increases due to angle of the sun relative to observer</text:p>
        </text:list-item>
        <text:list-item>
          <text:p text:style-name="P24"><text:span text:style-name="T37">There is only one single fundamental physical force in universe, which is </text:span><text:a xlink:type="simple" xlink:href="https://en.wikipedia.org/wiki/Electromagnetism" text:style-name="Internet_20_link" text:visited-style-name="Visited_20_Internet_20_Link"><text:span text:style-name="T37">electromagnetism</text:span></text:a><text:span text:style-name="T37">;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7">Coulombs Law</text:span></text:a><text:span text:style-name="T37"> with the equation to calculate </text:span><text:a xlink:type="simple" xlink:href="https://en.wikipedia.org/wiki/Gravity#Newton.27s_theory_of_gravitation" text:style-name="Internet_20_link" text:visited-style-name="Visited_20_Internet_20_Link"><text:span text:style-name="T37">Gravitational Force</text:span></text:a></text:p>
        </text:list-item>
        <text:list-item>
          <text:p text:style-name="P26">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81</meta:editing-cycles>
    <meta:editing-duration>PT2H4M14S</meta:editing-duration>
    <dc:title>Special Relativity and Speed of Light</dc:title>
    <dc:date>2017-02-02T17:48:23.866890218</dc:date>
    <meta:generator>LibreOffice/5.1.3.2$Linux_X86_64 LibreOffice_project/10m0$Build-2</meta:generator>
    <dc:creator>aggi </dc:creator>
    <meta:document-statistic meta:table-count="0" meta:image-count="0" meta:object-count="0" meta:page-count="5" meta:paragraph-count="67" meta:word-count="1675" meta:character-count="10150" meta:non-whitespace-character-count="8563"/>
  </office:meta>
</office:document-meta>
</file>